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11" office:value-type="time" office:time-value="PT22H26M43.960677851S" calcext:value-type="time">
            <text:p>22:26:43</text:p>
          </table:table-cell>
          <table:table-cell table:style-name="ce12" table:formula="of:=[.D139]-[.C139]" office:value-type="time" office:time-value="PT01H58M28.057893221S" calcext:value-type="time">
            <text:p>01:58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06H08M27.052055885S" calcext:value-type="time">
            <text:p>06:08:27</text:p>
          </table:table-cell>
          <table:table-cell table:style-name="ce11" office:value-type="time" office:time-value="PT07H04M45.715865244S" calcext:value-type="time">
            <text:p>07:04:45</text:p>
          </table:table-cell>
          <table:table-cell table:style-name="ce12" table:formula="of:=[.D140]-[.C140]" office:value-type="time" office:time-value="PT00H56M18.663809359S" calcext:value-type="time">
            <text:p>00:56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19H18M41.638702263S" calcext:value-type="time">
            <text:p>19:18:41</text:p>
          </table:table-cell>
          <table:table-cell table:style-name="ce11" office:value-type="time" office:time-value="PT21H22M57.036663226S" calcext:value-type="time">
            <text:p>21:22:57</text:p>
          </table:table-cell>
          <table:table-cell table:style-name="ce12" table:formula="of:=[.D141]-[.C141]" office:value-type="time" office:time-value="PT02H04M15.397960963S" calcext:value-type="time">
            <text:p>02:04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05H47M42.244225521S" calcext:value-type="time">
            <text:p>05:47:42</text:p>
          </table:table-cell>
          <table:table-cell table:style-name="ce11" office:value-type="time" office:time-value="PT06H45M48.820316702S" calcext:value-type="time">
            <text:p>06:45:48</text:p>
          </table:table-cell>
          <table:table-cell table:style-name="ce12" table:formula="of:=[.D142]-[.C142]" office:value-type="time" office:time-value="PT00H58M06.576091181S" calcext:value-type="time">
            <text:p>00:58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20H25M25.602188581S" calcext:value-type="time">
            <text:p>20:25:25</text:p>
          </table:table-cell>
          <table:table-cell table:style-name="ce5"/>
          <table:table-cell table:style-name="ce12" table:formula="of:=[.D143]-[.C143]" office:value-type="time" office:time-value="-PT20H25M25.602188581S" calcext:value-type="time">
            <text:p>-20:25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5" table:number-columns-repeated="3"/>
          <table:table-cell table:style-name="ce12" table:formula="of:=[.D144]-[.C14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table:number-columns-repeated="3"/>
          <table:table-cell table:style-name="ce12" table:formula="of:=[.D145]-[.C14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style-name="ce12" table:formula="of:=[.D146]-[.C14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table:number-columns-repeated="3"/>
          <table:table-cell table:style-name="ce12" table:formula="of:=[.D147]-[.C14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table:number-columns-repeated="3"/>
          <table:table-cell table:style-name="ce12" table:formula="of:=[.D148]-[.C14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5" table:number-columns-repeated="3"/>
          <table:table-cell table:style-name="ce12" table:formula="of:=[.D149]-[.C14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table:number-columns-repeated="3"/>
          <table:table-cell table:style-name="ce12" table:formula="of:=[.D150]-[.C15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style-name="ce12" table:formula="of:=[.D151]-[.C15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table:number-columns-repeated="3"/>
          <table:table-cell table:style-name="ce12" table:formula="of:=[.D152]-[.C15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table:number-columns-repeated="3"/>
          <table:table-cell table:style-name="ce12" table:formula="of:=[.D153]-[.C15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 table:number-columns-repeated="3"/>
          <table:table-cell table:style-name="ce12" table:formula="of:=[.D154]-[.C15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table:number-columns-repeated="3"/>
          <table:table-cell table:style-name="ce12" table:formula="of:=[.D155]-[.C15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style-name="ce12" table:formula="of:=[.D156]-[.C15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3">
          <table:table-cell table:style-name="ce5" table:number-columns-repeated="6"/>
          <table:table-cell table:number-columns-repeated="1018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17T20:25:32.535907270</dc:date>
    <meta:editing-duration>P3DT13H14M16S</meta:editing-duration>
    <meta:editing-cycles>270</meta:editing-cycles>
    <meta:generator>LibreOffice/7.3.5.2$Linux_X86_64 LibreOffice_project/30$Build-2</meta:generator>
    <meta:document-statistic meta:table-count="1" meta:cell-count="954" meta:object-count="0"/>
  </office:meta>
</office:document-meta>
</file>